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d9eb" officeooo:paragraph-rsid="001fd9eb" style:font-weight-asian="bold" style:font-weight-complex="bold"/>
    </style:style>
    <style:style style:name="P3" style:family="paragraph" style:parent-style-name="Standard">
      <style:text-properties officeooo:paragraph-rsid="002eca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cfb0"/>
    </style:style>
    <style:style style:name="T3" style:family="text">
      <style:text-properties officeooo:rsid="002e6352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ache</text:p>
      <text:p text:style-name="P2"/>
      <text:p text:style-name="Standard"/>
      <text:p text:style-name="Standard"><text:s text:c="4"/><text:tab/>=&gt; Using a cache is a great way of making your application run quicker.</text:p>
      <text:p text:style-name="Standard"><text:s text:c="3"/><text:tab/>=&gt;The Symfony cache component ships with many adapters to different storages. Every <text:tab/>adapter is developed for high performance</text:p>
      <text:p text:style-name="Standard"/>
      <text:p text:style-name="Standard"><text:s text:c="3"/><text:tab/> =&gt;Configuring Cache with FrameworkBundle</text:p>
      <text:p text:style-name="Standard"/>
      <text:p text:style-name="Standard"><text:s text:c="7"/><text:tab/> =&gt;When configuring the cache component there are a few concepts you should know of:</text:p>
      <text:p text:style-name="Standard"/>
      <text:p text:style-name="Standard"><text:s text:c="3"/><text:tab/> <text:span text:style-name="T1">Pool</text:span></text:p>
      <text:p text:style-name="Standard"/>
      <text:p text:style-name="Standard"><text:s text:c="5"/><text:tab/> <text:s text:c="6"/><text:span text:style-name="T2">=&gt;</text:span> <text:s/>This is a service that you will interact with. Each pool will always have its own <text:tab/>namespace and cache items. There is never a conflict between pools.</text:p>
      <text:p text:style-name="Standard"/>
      <text:p text:style-name="Standard"><text:s text:c="12"/><text:span text:style-name="T1">Adapter</text:span></text:p>
      <text:p text:style-name="Standard"/>
      <text:p text:style-name="Standard"><text:s text:c="16"/><text:span text:style-name="T2">=&gt;</text:span>An adapter is a template that you use to create pools.</text:p>
      <text:p text:style-name="Standard"/>
      <text:p text:style-name="Standard"><text:s text:c="11"/><text:span text:style-name="T1">Provider</text:span></text:p>
      <text:p text:style-name="Standard"/>
      <text:p text:style-name="Standard"><text:s text:c="16"/><text:span text:style-name="T3">=&gt; </text:span>A provider is a service that some adapters use to connect to the storage. Redis and <text:tab/>Memcached are examples of such adapters. If a DSN is used as the provider then a service is <text:tab/>automatically created.</text:p>
      <text:p text:style-name="Standard"/>
      <text:p text:style-name="Standard"><text:tab/> <text:s/>=&gt;There are two pools that are always enabled by default. They are cache.app and <text:tab/>cache.system.</text:p>
      <text:p text:style-name="P3"><text:s text:c="12"/></text:p>
      <text:p text:style-name="P3"><text:tab/>=&gt;The system cache is used for things like annotations, serializer, and validation.</text:p>
      <text:p text:style-name="Standard"/>
      <text:p text:style-name="Standard"><text:s text:c="12"/><text:span text:style-name="T1">Example</text:span></text:p>
      <text:p text:style-name="Standard"/>
      <text:p text:style-name="Standard"><text:s text:c="16"/># config/packages/cache.yaml</text:p>
      <text:p text:style-name="Standard"><text:s text:c="16"/>framework:</text:p>
      <text:p text:style-name="Standard"><text:s text:c="20"/>cache:</text:p>
      <text:p text:style-name="Standard"><text:s text:c="24"/>app: cache.adapter.filesystem</text:p>
      <text:p text:style-name="Standard"><text:s text:c="24"/>system: cache.adapter.syste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6"/>=&gt;The Cache component comes with a series of adapters pre-configured:</text:p>
      <text:p text:style-name="Standard"/>
      <text:p text:style-name="Standard"><text:s text:c="24"/>=&gt;<text:span text:style-name="T1">cache.adapter.apcu</text:span></text:p>
      <text:p text:style-name="P1"><text:s text:c="24"/>=&gt;cache.adapter.array</text:p>
      <text:p text:style-name="P1"><text:s text:c="24"/>=&gt;cache.adapter.filesystem</text:p>
      <text:p text:style-name="P1"><text:s text:c="24"/>=&gt;cache.adapter.memcached</text:p>
      <text:p text:style-name="P1"><text:s text:c="24"/>=&gt;cache.adapter.pdo</text:p>
      <text:p text:style-name="P1"><text:s text:c="24"/>=&gt;cache.adapter.psr6</text:p>
      <text:p text:style-name="P1"><text:s text:c="24"/>=&gt;cache.adapter.redis</text:p>
      <text:p text:style-name="P1"><text:s text:c="24"/>=&gt;cache.adapter.redis_tag_aware (Redis adapter optimized to work with tags)</text:p>
      <text:p text:style-name="P1"/>
      <text:p text:style-name="Standard"/>
      <text:p text:style-name="Standard"/>
      <text:p text:style-name="Standard"/>
      <text:p text:style-name="Standard"><text:s text:c="14"/><text:span text:style-name="T1">=&gt;Creating Custom (Namespaced) Pools</text:span></text:p>
      <text:p text:style-name="Standard"/>
      <text:p text:style-name="Standard"><text:s text:c="16"/>Example</text:p>
      <text:p text:style-name="Standard"/>
      <text:p text:style-name="Standard"><text:s text:c="20"/>pools:</text:p>
      <text:p text:style-name="Standard"><text:s text:c="24"/># creates a "custom_thing.cache" service</text:p>
      <text:p text:style-name="Standard"><text:s text:c="24"/># autowireable via "CacheInterface $customThingCache"</text:p>
      <text:p text:style-name="Standard"><text:s text:c="24"/># uses the "app" cache configuration</text:p>
      <text:p text:style-name="Standard"/>
      <text:p text:style-name="Standard"><text:s text:c="21"/><text:span text:style-name="T1"><text:s text:c="3"/>custom_thing.cache:</text:span></text:p>
      <text:p text:style-name="P1"><text:s text:c="28"/>adapter: cache.app</text:p>
      <text:p text:style-name="P1"/>
      <text:p text:style-name="P1"><text:s text:c="24"/>my_cache_pool:</text:p>
      <text:p text:style-name="P1"><text:s text:c="32"/>adapter: cache.adapter.filesystem</text:p>
      <text:p text:style-name="Standard"/>
      <text:p text:style-name="Standard"/>
      <text:p text:style-name="Standard"><text:s text:c="24"/>=&gt;Each pool manages a set of independent cache keys: keys from different pools <text:tab/>never collide, even if they share the same backend. This is achieved by prefixing keys with a <text:tab/>namespace that's generated by hashing the name of the pool, the name of the cache adapter <text:tab/>class and a configurable seed that defaults to the project directory and compiled container <text:tab/>class.</text:p>
      <text:p text:style-name="Standard"/>
      <text:p text:style-name="Standard"/>
      <text:p text:style-name="Standard"><text:s text:c="20"/>=&gt;Each custom pool becomes a service whose service ID is the name of the pool (e.g. <text:tab/>custom_thing.cache). An autowiring alias is also created for each pool using the camel case <text:tab/>version of its name - e.g. custom_thing.cache can be injected automatically by naming the <text:tab/>argument $customThingCache and type-hinting it with either CacheInterface or Psr\Cache\<text:tab/>CacheItemPoolInterface:</text:p>
      <text:p text:style-name="Standard"/>
      <text:p text:style-name="Standard"/>
      <text:p text:style-name="Standard"><text:s text:c="27"/><text:span text:style-name="T1"><text:s text:c="2"/>custom_thing.cache: == $customThingCache for mapping</text:span></text:p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 text:c="28"/>use Symfony\Contracts\Cache\CacheInterface;</text:p>
      <text:p text:style-name="P1"/>
      <text:p text:style-name="Standard"/>
      <text:p text:style-name="Standard"/>
      <text:p text:style-name="Standard"><text:s text:c="20"/><text:span text:style-name="T1"><text:s text:c="8"/>// from a controller method</text:span></text:p>
      <text:p text:style-name="P1"><text:s text:c="28"/>public function listProducts(CacheInterface $customThingCache)</text:p>
      <text:p text:style-name="P1"><text:s text:c="28"/>{</text:p>
      <text:p text:style-name="P1"><text:s text:c="32"/>// ...</text:p>
      <text:p text:style-name="P1"><text:s text:c="28"/>}</text:p>
      <text:p text:style-name="P1"/>
      <text:p text:style-name="P1"><text:s text:c="28"/>service</text:p>
      <text:p text:style-name="P1"/>
      <text:p text:style-name="P1"><text:s text:c="28"/>// in a service</text:p>
      <text:p text:style-name="P1"><text:s text:c="32"/>public function __construct(CacheInterface $customThingCache)</text:p>
      <text:p text:style-name="P1"><text:s text:c="32"/>{</text:p>
      <text:p text:style-name="P1"><text:s text:c="36"/>// ...</text:p>
      <text:p text:style-name="P1"><text:s text:c="32"/>}</text:p>
      <text:p text:style-name="P1"/>
      <text:p text:style-name="Standard"/>
      <text:p text:style-name="Standard"><text:s text:c="3"/><text:span text:style-name="T1"><text:s text:c="16"/>=&gt;Custom Provider Options</text:span></text:p>
      <text:p text:style-name="P1"/>
      <text:p text:style-name="Standard"><text:s text:c="24"/>=&gt;Some providers have specific options that can be configured.</text:p>
      <text:p text:style-name="Standard"><text:s text:c="24"/>=&gt;The RedisAdapter allows you to create providers with the options timeout, <text:tab/><text:tab/><text:tab/>retry_interval. etc.</text:p>
      <text:p text:style-name="Standard"><text:s text:c="24"/>=&gt;own \Redis provider and use that when configuring the pool.</text:p>
      <text:p text:style-name="Standard"/>
      <text:p text:style-name="Standard"/>
      <text:p text:style-name="Standard"><text:s text:c="24"/># config/packages/cache.yaml</text:p>
      <text:p text:style-name="P1"/>
      <text:p text:style-name="P1"><text:s text:c="28"/>framework:</text:p>
      <text:p text:style-name="P1"><text:s text:c="36"/>cache:</text:p>
      <text:p text:style-name="P1"><text:s text:c="40"/>pools:</text:p>
      <text:p text:style-name="P1"><text:s text:c="44"/>cache.my_redis:</text:p>
      <text:p text:style-name="P1"><text:s text:c="48"/>adapter: cache.adapter.redis</text:p>
      <text:p text:style-name="P1"><text:s text:c="48"/>provider: app.my_custom_redis_provider</text:p>
      <text:p text:style-name="P1"/>
      <text:p text:style-name="P1"/>
      <text:p text:style-name="P1"><text:s text:c="29"/>services:</text:p>
      <text:p text:style-name="P1"><text:s text:c="36"/>app.my_custom_redis_provider:</text:p>
      <text:p text:style-name="P1"><text:s text:c="40"/>class: \Redis</text:p>
      <text:p text:style-name="P1"><text:s text:c="40"/>factory: ['Symfony\Component\Cache\Adapter\RedisAdapter', <text:tab/><text:tab/><text:tab/><text:tab/><text:tab/><text:tab/>'createConnection']</text:p>
      <text:p text:style-name="P1"><text:s text:c="40"/>arguments:</text:p>
      <text:p text:style-name="P1"><text:s text:c="44"/>- 'redis://localhost'</text:p>
      <text:p text:style-name="P1"><text:s text:c="44"/>- { retry_interval: 2, timeout: 10 }</text:p>
      <text:p text:style-name="P1"/>
      <text:p text:style-name="Standard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 text:c="21"/>=&gt;Creating a Cache Chain</text:p>
      <text:p text:style-name="P1"/>
      <text:p text:style-name="Standard"><text:s text:c="28"/>=&gt;Different cache adapters have different strengths and weaknesses</text:p>
      <text:p text:style-name="Standard"><text:s text:c="28"/>=&gt;Some might be really quick but optimized to store small items and some may <text:tab/><text:tab/>be able to contain a lot of data but are quite slow. To get the best of both worlds you <text:tab/><text:tab/>may use a chain of adapters.</text:p>
      <text:p text:style-name="Standard"/>
      <text:p text:style-name="Standard"><text:s text:c="28"/>=&gt;A cache chain combines several cache pools into a single one.</text:p>
      <text:p text:style-name="Standard"/>
      <text:p text:style-name="Standard"><text:s text:c="28"/>=&gt;When storing an item in a cache chain, Symfony stores it in all pools <text:tab/><text:tab/><text:tab/>sequentially. When retrieving an item, Symfony tries to get it from the first pool. If <text:tab/><text:tab/>it's not found, it tries the next pools until the item is found or an exception is thrown</text:p>
      <text:p text:style-name="Standard"/>
      <text:p text:style-name="Standard"><text:s text:c="28"/>=&gt;If an error happens when storing an item in a pool, Symfony stores it in the <text:tab/><text:tab/>other pools and no exception is thrown. Later, when the item is retrieved, Symfony <text:tab/><text:tab/>stores the item automatically in all the missing pools.</text:p>
      <text:p text:style-name="Standard"/>
      <text:p text:style-name="Standard"><text:s text:c="28"/>Example</text:p>
      <text:p text:style-name="P1"/>
      <text:p text:style-name="P1"><text:s text:c="32"/># config/packages/cache.yaml</text:p>
      <text:p text:style-name="P1"><text:s text:c="36"/>framework:</text:p>
      <text:p text:style-name="P1"><text:s text:c="40"/>cache:</text:p>
      <text:p text:style-name="P1"><text:s text:c="44"/>pools:</text:p>
      <text:p text:style-name="P1"><text:s text:c="48"/>my_cache_pool:</text:p>
      <text:p text:style-name="P1"/>
      <text:p text:style-name="P1"><text:s text:c="52"/>default_lifetime: 31536000 <text:s/># One year</text:p>
      <text:p text:style-name="P1"><text:s text:c="52"/>adapters:</text:p>
      <text:p text:style-name="P1"><text:s text:c="56"/>- cache.adapter.array</text:p>
      <text:p text:style-name="P1"><text:s text:c="56"/>- cache.adapter.apcu</text:p>
      <text:p text:style-name="P1"><text:s text:c="56"/>- {name: cache.adapter.redis, provider: <text:tab/><text:tab/><text:tab/><text:tab/><text:tab/><text:tab/><text:tab/><text:tab/>'redis://user:password@example.com'}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s text:c="19"/>=&gt;Using Cache Tags</text:p>
      <text:p text:style-name="P1"/>
      <text:p text:style-name="Standard"><text:s text:c="27"/>=&gt;In applications with many cache keys it could be useful to organize the data <text:tab/><text:tab/>stored to be able to invalidate the cache more efficiently. One way to achieve that is <text:tab/><text:tab/>to use cache tags. One or more tags could be added to the cache item.</text:p>
      <text:p text:style-name="Standard"/>
      <text:p text:style-name="Standard"><text:s text:c="28"/>=&gt;Tags are stored in the same pool by default. This is good in most scenarios. But <text:tab/><text:tab/>sometimes it might be better to store the tags in a different pool. That could be <text:tab/><text:tab/><text:tab/>achieved by specifying the adapter.</text:p>
      <text:p text:style-name="Standard"/>
      <text:p text:style-name="Standard"><text:s text:c="28"/>Example</text:p>
      <text:p text:style-name="Standard"/>
      <text:p text:style-name="Standard"><text:s text:c="28"/># config/packages/cache.yaml</text:p>
      <text:p text:style-name="Standard"><text:s text:c="32"/>framework:</text:p>
      <text:p text:style-name="Standard"><text:s text:c="36"/>cache:</text:p>
      <text:p text:style-name="Standard"><text:s text:c="38"/><text:span text:style-name="T1"><text:s text:c="2"/>pools:</text:span></text:p>
      <text:p text:style-name="P1"><text:s text:c="44"/>my_cache_pool:</text:p>
      <text:p text:style-name="P1"><text:s text:c="48"/>adapter: cache.adapter.redis</text:p>
      <text:p text:style-name="P1"><text:s text:c="48"/>tags: tag_pool</text:p>
      <text:p text:style-name="P1"><text:s text:c="44"/>tag_pool:</text:p>
      <text:p text:style-name="P1"><text:s text:c="48"/>adapter: cache.adapter.apcu</text:p>
      <text:p text:style-name="Standard"/>
      <text:p text:style-name="Standard"><text:s text:c="16"/><text:span text:style-name="T1">=&gt;Clearing the Cache</text:span></text:p>
      <text:p text:style-name="Standard"/>
      <text:p text:style-name="Standard"><text:s text:c="24"/>=&gt;To clear the cache you can use the bin/console cache:pool:clear [pool] command. <text:tab/>That will remove all the entries from your storage and you will have to recalculate all the <text:tab/>values. You can also group your pools into "cache clearers".</text:p>
      <text:p text:style-name="Standard"/>
      <text:p text:style-name="Standard"><text:s text:c="24"/>=&gt;There are 3 cache clearers by default:</text:p>
      <text:p text:style-name="Standard"/>
      <text:p text:style-name="Standard"/>
      <text:p text:style-name="Standard"><text:s text:c="26"/><text:span text:style-name="T1"><text:s text:c="2"/>1.cache.global_clearer</text:span></text:p>
      <text:p text:style-name="P1"><text:s text:c="28"/>2.cache.system_clearer</text:p>
      <text:p text:style-name="P1"><text:s text:c="28"/>3.cache.app_clearer</text:p>
      <text:p text:style-name="Standard"/>
      <text:p text:style-name="Standard"/>
      <text:p text:style-name="Standard"/>
      <text:p text:style-name="Standard"/>
      <text:p text:style-name="Standard"><text:s text:c="25"/>=&gt;The global clearer clears all the cache items in every pool. The system cache <text:tab/><text:tab/><text:tab/>clearer is used in the bin/console cache:clear command. The app clearer is the default <text:tab/><text:tab/>clear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5"/>=&gt;To see all available cache pools:</text:p>
      <text:p text:style-name="Standard"/>
      <text:p text:style-name="Standard"><text:s text:c="26"/><text:span text:style-name="T1"><text:s text:c="2"/>php bin/console cache:pool:list</text:span></text:p>
      <text:p text:style-name="Standard"/>
      <text:p text:style-name="Standard"><text:s text:c="26"/>=&gt; Clear one pool:</text:p>
      <text:p text:style-name="Standard"/>
      <text:p text:style-name="Standard"><text:s text:c="27"/><text:span text:style-name="T1"><text:s/>php bin/console cache:pool:clear my_cache_pool</text:span></text:p>
      <text:p text:style-name="Standard"/>
      <text:p text:style-name="Standard"><text:s text:c="24"/>=&gt;Clear all custom pools:</text:p>
      <text:p text:style-name="Standard"/>
      <text:p text:style-name="Standard"><text:s text:c="23"/><text:span text:style-name="T1"><text:s text:c="5"/>php bin/console cache:pool:clear cache.app_clearer</text:span></text:p>
      <text:p text:style-name="P1"/>
      <text:p text:style-name="Standard"><text:s text:c="25"/>=&gt;Clear all caches everywhere:</text:p>
      <text:p text:style-name="Standard"/>
      <text:p text:style-name="Standard"><text:s text:c="25"/><text:span text:style-name="T1"><text:s text:c="3"/>php bin/console cache:pool:clear cache.global_clearer</text:span></text:p>
      <text:p text:style-name="Standard"/>
      <text:p text:style-name="Standard"><text:s text:c="23"/>=&gt;the cache:pool:invalidate-tags command was introduced in Symfony 6.1.</text:p>
      <text:p text:style-name="Standard"/>
      <text:p text:style-name="Standard"><text:s text:c="28"/><text:span text:style-name="T1">php bin/console cache:pool:invalidate-tags tag1</text:span></text:p>
      <text:p text:style-name="P1"/>
      <text:p text:style-name="P1"/>
      <text:p text:style-name="P1"><text:s text:c="28"/>php bin/console cache:pool:invalidate-tags tag1 tag2</text:p>
      <text:p text:style-name="P1"/>
      <text:p text:style-name="P1"/>
      <text:p text:style-name="P1"><text:s text:c="28"/>php bin/console cache:pool:invalidate-tags tag1 tag2 --pool=cache.app</text:p>
      <text:p text:style-name="P1"/>
      <text:p text:style-name="P1"/>
      <text:p text:style-name="Standard"/>
      <text:p text:style-name="Standard"/>
      <text:p text:style-name="Standard"><text:s text:c="19"/><text:span text:style-name="T1">=&gt;Encrypting the Cache</text:span></text:p>
      <text:p text:style-name="Standard"/>
      <text:p text:style-name="Standard"><text:s text:c="24"/>=&gt;To encrypt the cache using libsodium, you can use the SodiumMarshaller.</text:p>
      <text:p text:style-name="Standard"/>
      <text:p text:style-name="Standard"><text:s text:c="24"/>=&gt;First, you need to generate a secure key and add it to your secret store as <text:tab/><text:tab/><text:tab/>CACHE_DECRYPTION_KEY:</text:p>
      <text:p text:style-name="Standard"/>
      <text:p text:style-name="Standard"><text:s text:c="26"/><text:span text:style-name="T1"><text:s text:c="2"/>php -r 'echo base64_encode(sodium_crypto_box_keypair());'</text:span></text:p>
      <text:p text:style-name="Standard"/>
      <text:p text:style-name="Standard"/>
      <text:p text:style-name="Standard"><text:s text:c="24"/>=&gt;Then, register the SodiumMarshaller service using this key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 text:c="28"/><text:span text:style-name="T1">Example</text:span></text:p>
      <text:p text:style-name="Standard"/>
      <text:p text:style-name="Standard"/>
      <text:p text:style-name="Standard"><text:s text:c="32"/># config/packages/cache.yaml</text:p>
      <text:p text:style-name="Standard"/>
      <text:p text:style-name="Standard"><text:s text:c="32"/># ...</text:p>
      <text:p text:style-name="Standard"><text:s text:c="32"/>services:</text:p>
      <text:p text:style-name="Standard"><text:s text:c="36"/>Symfony\Component\Cache\Marshaller\SodiumMarshaller:</text:p>
      <text:p text:style-name="Standard"><text:s text:c="40"/>decorates: cache.default_marshaller</text:p>
      <text:p text:style-name="Standard"><text:s text:c="40"/>arguments:</text:p>
      <text:p text:style-name="Standard"><text:s text:c="43"/><text:span text:style-name="T1"><text:s/>- ['%env(base64:CACHE_DECRYPTION_KEY)%']</text:span></text:p>
      <text:p text:style-name="Standard"><text:s text:c="44"/># use multiple keys in order to rotate them</text:p>
      <text:p text:style-name="Standard"><text:s text:c="44"/>#- ['%env(base64:CACHE_DECRYPTION_KEY)%', <text:tab/><text:tab/><text:tab/><text:tab/><text:tab/><text:tab/>'%env(base64:OLD_CACHE_DECRYPTION_KEY)%']</text:p>
      <text:p text:style-name="Standard"><text:s text:c="44"/>- '@Symfony\Component\Cache\Marshaller\SodiumMarshaller.inner'</text:p>
      <text:p text:style-name="Standard"/>
      <text:p text:style-name="Standard"><text:s text:c="25"/>=&gt;This will encrypt the values of the cache items, but not the cache keys. Be careful <text:tab/>not to leak sensitive data in the keys.</text:p>
      <text:p text:style-name="Standard"/>
      <text:p text:style-name="Standard"><text:s text:c="25"/>=&gt;When configuring multiple keys, the first key will be used for reading and <text:tab/><text:tab/>writing, and the additional key(s) will only be used for reading. Once all cache items <text:tab/>encrypted with the old key have expired, you can completely remove <text:tab/>OLD_CACHE_DECRYPTION_KEY.</text:p>
      <text:p text:style-name="Standard"/>
      <text:p text:style-name="Standard"/>
      <text:p text:style-name="Standard"/>
      <text:p text:style-name="Standard"><text:s text:c="26"/><text:span text:style-name="T1">Example</text:span></text:p>
      <text:p text:style-name="Standard"><text:s text:c="28"/>cache.yaml</text:p>
      <text:p text:style-name="Standard"/>
      <text:p text:style-name="Standard"><text:s text:c="36"/>pools:</text:p>
      <text:p text:style-name="Standard"><text:s text:c="40"/># <text:s/>my_cache_pool:</text:p>
      <text:p text:style-name="Standard"><text:s text:c="40"/># <text:s text:c="4"/>adapter: cache.adapter.redis</text:p>
      <text:p text:style-name="Standard"><text:s text:c="40"/>custom_thing.cache:</text:p>
      <text:p text:style-name="Standard"><text:s text:c="44"/>adapter: cache.ap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29"/><text:span text:style-name="T1">service</text:span></text:p>
      <text:p text:style-name="Standard"/>
      <text:p text:style-name="Standard"><text:s text:c="32"/>&lt;?php</text:p>
      <text:p text:style-name="Standard"><text:s text:c="32"/>// src/Service/SomeService.php</text:p>
      <text:p text:style-name="Standard"><text:s text:c="32"/>namespace App\Service;</text:p>
      <text:p text:style-name="Standard"/>
      <text:p text:style-name="Standard"><text:s text:c="32"/>use Symfony\Component\Routing\Generator\UrlGeneratorInterface;</text:p>
      <text:p text:style-name="Standard"><text:s text:c="32"/>use App\Service\MessageGenerator;</text:p>
      <text:p text:style-name="Standard"/>
      <text:p text:style-name="Standard"><text:s text:c="32"/>class CacheService</text:p>
      <text:p text:style-name="Standard"><text:s text:c="32"/>{</text:p>
      <text:p text:style-name="Standard"><text:s text:c="40"/>private $messageGenerator;</text:p>
      <text:p text:style-name="Standard"/>
      <text:p text:style-name="Standard"><text:s text:c="40"/>public function __construct(private UrlGeneratorInterface $<text:tab/><text:tab/><text:tab/><text:tab/><text:tab/><text:tab/>router,MessageGenerator $messageGenerator <text:s text:c="3"/>)</text:p>
      <text:p text:style-name="Standard"><text:s text:c="40"/>{</text:p>
      <text:p text:style-name="Standard"><text:s text:c="44"/>$this-&gt;messageGenerator = $messageGenerator;</text:p>
      <text:p text:style-name="Standard"><text:s text:c="40"/>}</text:p>
      <text:p text:style-name="Standard"/>
      <text:p text:style-name="Standard"><text:s text:c="40"/>public function getUrl()</text:p>
      <text:p text:style-name="Standard"><text:s text:c="40"/>{</text:p>
      <text:p text:style-name="Standard"><text:s text:c="44"/>// ...</text:p>
      <text:p text:style-name="Standard"/>
      <text:p text:style-name="Standard"><text:s text:c="44"/>// generate a URL with no route arguments</text:p>
      <text:p text:style-name="Standard"><text:s text:c="44"/>$signUpPage = $this-&gt;router-&gt;generate('blog_list');</text:p>
      <text:p text:style-name="Standard"><text:s text:c="44"/>$Message=$this-&gt;messageGenerator-&gt;getHappyMessage();</text:p>
      <text:p text:style-name="Standard"/>
      <text:p text:style-name="Standard"><text:s text:c="44"/>$full_signUpPage = $this-&gt;router-&gt;generate('blog_list', [], UrlGeneratorInterface::ABSOLUTE_URL);</text:p>
      <text:p text:style-name="Standard"><text:s text:c="44"/>$response=['url'=&gt;$signUpPage,'msg'=&gt;$Message,'full_url'=&gt;$full_signUpPage];</text:p>
      <text:p text:style-name="Standard"><text:s text:c="44"/>return $response;</text:p>
      <text:p text:style-name="Standard"/>
      <text:p text:style-name="Standard"><text:s text:c="40"/>}</text:p>
      <text:p text:style-name="Standard"><text:s text:c="32"/>}</text:p>
      <text:p text:style-name="Standard"/>
      <text:p text:style-name="Standard"/>
      <text:p text:style-name="Standard"><text:s text:c="24"/><text:span text:style-name="T1">Controller</text:span></text:p>
      <text:p text:style-name="Standard"><text:s text:c="28"/>=&gt;</text:p>
      <text:p text:style-name="Standard"><text:s text:c="32"/>use App\Service\CacheService;</text:p>
      <text:p text:style-name="Standard"/>
      <text:p text:style-name="Standard"><text:s text:c="32"/>#[Route('/my_redis_cache', name: 'my_redis_cache')]</text:p>
      <text:p text:style-name="Standard"><text:s text:c="31"/><text:span text:style-name="T1"><text:s/>public function myRedisCache(CacheService $cacheservice): Response</text:span></text:p>
      <text:p text:style-name="Standard"><text:s text:c="32"/>{</text:p>
      <text:p text:style-name="Standard"><text:s text:c="36"/>dd($request);</text:p>
      <text:p text:style-name="Standard"><text:s text:c="36"/>$result="";</text:p>
      <text:p text:style-name="Standard"><text:s text:c="36"/>$msg="Well come to my Redis cache example";</text:p>
      <text:p text:style-name="Standard"><text:s text:c="36"/>dd($result,$msg);</text:p>
      <text:p text:style-name="Standard"><text:s text:c="32"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1:03:21.824567696</meta:creation-date>
    <dc:date>2023-02-15T11:35:06.941118379</dc:date>
    <meta:editing-duration>PT31M26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8" meta:paragraph-count="181" meta:word-count="1062" meta:character-count="13578" meta:non-whitespace-character-count="7148"/>
  </office:meta>
</office:document-meta>
</file>